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25-09-09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25-06-24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25-03-25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25-01-14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24-08-28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24-06-27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24-05-01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23-12-29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23-09-06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23-06-28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23-04-11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22-12-16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22-09-23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22-06-17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22-03-10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21-12-08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21-09-20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21-06-29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21-04-01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9271185031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0" meta:object-count="0"/>
    <meta:user-defined meta:name="AppVersion">3.0</meta:user-defined>
  </office:meta>
</office:document-meta>
</file>